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tity.Entity( @ JSONField ( name = "f1" ) int f1 , @ JSONField ( name = "f2" ) Integer f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ntity.getF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3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Entity.getF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ntegerFieldDeserializerTest3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ntegerFieldDeserializerTest3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